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style:text-underline-style="none"/>
    </style:style>
    <style:style style:name="P2" style:family="paragraph" style:parent-style-name="UrbanBody"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c98aa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c98aa" style:font-size-asian="11pt" style:font-size-complex="11pt"/>
    </style:style>
    <style:style style:name="P8" style:family="paragraph" style:parent-style-name="Standard">
      <style:text-properties officeooo:paragraph-rsid="000c98aa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98aa" style:font-size-asian="10pt" style:font-size-complex="10pt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 style:parent-style-name="UrbanBody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0da18f" style:font-size-asian="12pt" style:font-weight-asian="normal" style:font-size-complex="12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10">Demande de mission</text:p>
      <text:p text:style-name="P1"/>
      <text:p text:style-name="P2"/>
      <text:p text:style-name="P2"/>
      <text:p text:style-name="P3">Agent traitant :</text:p>
      <text:p text:style-name="P12"><text:span text:style-name="T6"><text:text-input text:description="Date début d'enquête">self.getFolderManagersSignaletic()</text:text-input></text:span></text:p>
      <text:p text:style-name="P3"/>
      <text:p text:style-name="P3">Je soussigné, ...................................................</text:p>
      <text:p text:style-name="P3"/>
      <text:p text:style-name="P4">déclare et certifie avoir affiché</text:p>
      <text:list xml:id="list3704693162" text:style-name="L1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4">du <text:text-input text:description="Date début d'enquête">tool.formatDate(urbanEventObj.getLinkedInquiry().getInvestigationStart())</text:text-input><text:s/>au <text:text-input text:description="Date début d'enquête">tool.formatDate(urbanEventObj.getLinkedInquiry().getInvestigationEnd())</text:text-input></text:p>
      <text:p text:style-name="P4"/>
      <text:p text:style-name="P4">les avis officiels datés du <text:text-input text:description="Date début d'enquête">tool.formatDate(urbanEventObj.getEventDate())</text:text-input></text:p>
      <text:p text:style-name="P4"/>
      <text:p text:style-name="P4">reçus le</text:p>
      <text:p text:style-name="P4"/>
      <text:p text:style-name="P2"/>
      <text:p text:style-name="P2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2"/>
      <text:p text:style-name="P3">Objet : <text:span text:style-name="T2"><text:text-input text:description="Permis de bâtir-Objet du permis">self.getLicenceSubject()</text:text-input></text:span></text:p>
      <text:p text:style-name="P2"/>
      <text:p text:style-name="P2"><text:span text:style-name="T1">Lieu : </text:span><text:text-input text:description="Situation des travaux">self.getWorkLocationSignaletic()</text:text-input></text:p>
      <text:p text:style-name="P2"/>
      <text:p text:style-name="P2"/>
      <text:p text:style-name="P4">Date et signature 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3:03.143166686</dc:date>
    <meta:editing-duration>PT7H49M9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4" meta:character-count="1010" meta:non-whitespace-character-count="919"/>
  </office:meta>
</office:document-meta>
</file>